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widows="1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margin-left="0cm" fo:margin-right="0cm" fo:widows="1" fo:text-indent="0cm" style:auto-text-indent="false"/>
      <style:text-properties fo:font-variant="normal" fo:text-transform="none" fo:color="#000000" fo:letter-spacing="normal" fo:font-style="normal" fo:font-weight="normal"/>
    </style:style>
    <style:style style:name="P3" style:family="paragraph" style:parent-style-name="Preformatted_20_Text">
      <style:paragraph-properties fo:margin-top="0cm" fo:margin-bottom="0.499cm" loext:contextual-spacing="false" fo:widows="1"/>
      <style:text-properties fo:font-variant="normal" fo:text-transform="none" fo:color="#000000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5.1,3.5,1.4,0.2,Iris-setosa</text:p>
      <text:p text:style-name="P1">4.9,3.0,1.4,0.2,Iris-setosa</text:p>
      <text:p text:style-name="P1">4.7,3.2,1.3,0.2,Iris-setosa</text:p>
      <text:p text:style-name="P1">4.6,3.1,1.5,0.2,Iris-setosa</text:p>
      <text:p text:style-name="P1">5.0,3.6,1.4,0.2,Iris-setosa</text:p>
      <text:p text:style-name="P1">5.4,3.9,1.7,0.4,Iris-setosa</text:p>
      <text:p text:style-name="P1">4.6,3.4,1.4,0.3,Iris-setosa</text:p>
      <text:p text:style-name="P1">5.0,3.4,1.5,0.2,Iris-setosa</text:p>
      <text:p text:style-name="P1">4.4,2.9,1.4,0.2,Iris-setosa</text:p>
      <text:p text:style-name="P1">4.9,3.1,1.5,0.1,Iris-setosa</text:p>
      <text:p text:style-name="P1">5.4,3.7,1.5,0.2,Iris-setosa</text:p>
      <text:p text:style-name="P1">4.8,3.4,1.6,0.2,Iris-setosa</text:p>
      <text:p text:style-name="P1">4.8,3.0,1.4,0.1,Iris-setosa</text:p>
      <text:p text:style-name="P1">4.3,3.0,1.1,0.1,Iris-setosa</text:p>
      <text:p text:style-name="P1">5.8,4.0,1.2,0.2,Iris-setosa</text:p>
      <text:p text:style-name="P1">5.7,4.4,1.5,0.4,Iris-setosa</text:p>
      <text:p text:style-name="P1">5.4,3.9,1.3,0.4,Iris-setosa</text:p>
      <text:p text:style-name="P1">5.1,3.5,1.4,0.3,Iris-setosa</text:p>
      <text:p text:style-name="P1">5.7,3.8,1.7,0.3,Iris-setosa</text:p>
      <text:p text:style-name="P1">5.1,3.8,1.5,0.3,Iris-setosa</text:p>
      <text:p text:style-name="P1">5.4,3.4,1.7,0.2,Iris-setosa</text:p>
      <text:p text:style-name="P1">5.1,3.7,1.5,0.4,Iris-setosa</text:p>
      <text:p text:style-name="P1">4.6,3.6,1.0,0.2,Iris-setosa</text:p>
      <text:p text:style-name="P1">5.1,3.3,1.7,0.5,Iris-setosa</text:p>
      <text:p text:style-name="P1">4.8,3.4,1.9,0.2,Iris-setosa</text:p>
      <text:p text:style-name="P1">5.0,3.0,1.6,0.2,Iris-setosa</text:p>
      <text:p text:style-name="P1">5.0,3.4,1.6,0.4,Iris-setosa</text:p>
      <text:p text:style-name="P1">5.2,3.5,1.5,0.2,Iris-setosa</text:p>
      <text:p text:style-name="P1">5.2,3.4,1.4,0.2,Iris-setosa</text:p>
      <text:p text:style-name="P1">4.7,3.2,1.6,0.2,Iris-setosa</text:p>
      <text:p text:style-name="P1">4.8,3.1,1.6,0.2,Iris-setosa</text:p>
      <text:p text:style-name="P1">5.4,3.4,1.5,0.4,Iris-setosa</text:p>
      <text:p text:style-name="P1">5.2,4.1,1.5,0.1,Iris-setosa</text:p>
      <text:p text:style-name="P1">5.5,4.2,1.4,0.2,Iris-setosa</text:p>
      <text:p text:style-name="P1">4.9,3.1,1.5,0.1,Iris-setosa</text:p>
      <text:p text:style-name="P1">5.0,3.2,1.2,0.2,Iris-setosa</text:p>
      <text:p text:style-name="P1">5.5,3.5,1.3,0.2,Iris-setosa</text:p>
      <text:p text:style-name="P1">4.9,3.1,1.5,0.1,Iris-setosa</text:p>
      <text:p text:style-name="P1">4.4,3.0,1.3,0.2,Iris-setosa</text:p>
      <text:p text:style-name="P1">5.1,3.4,1.5,0.2,Iris-setosa</text:p>
      <text:p text:style-name="P1">5.0,3.5,1.3,0.3,Iris-setosa</text:p>
      <text:p text:style-name="P1">4.5,2.3,1.3,0.3,Iris-setosa</text:p>
      <text:p text:style-name="P1">4.4,3.2,1.3,0.2,Iris-setosa</text:p>
      <text:p text:style-name="P1">5.0,3.5,1.6,0.6,Iris-setosa</text:p>
      <text:p text:style-name="P1">5.1,3.8,1.9,0.4,Iris-setosa</text:p>
      <text:p text:style-name="P1">4.8,3.0,1.4,0.3,Iris-setosa</text:p>
      <text:p text:style-name="P1">5.1,3.8,1.6,0.2,Iris-setosa</text:p>
      <text:p text:style-name="P1">4.6,3.2,1.4,0.2,Iris-setosa</text:p>
      <text:p text:style-name="P1">5.3,3.7,1.5,0.2,Iris-setosa</text:p>
      <text:p text:style-name="P1">5.0,3.3,1.4,0.2,Iris-setosa</text:p>
      <text:p text:style-name="P1">7.0,3.2,4.7,1.4,Iris-versicolor</text:p>
      <text:p text:style-name="P1">6.4,3.2,4.5,1.5,Iris-versicolor</text:p>
      <text:p text:style-name="P1">6.9,3.1,4.9,1.5,Iris-versicolor</text:p>
      <text:p text:style-name="P1">5.5,2.3,4.0,1.3,Iris-versicolor</text:p>
      <text:p text:style-name="P1">6.5,2.8,4.6,1.5,Iris-versicolor</text:p>
      <text:p text:style-name="P1">5.7,2.8,4.5,1.3,Iris-versicolor</text:p>
      <text:p text:style-name="P1">6.3,3.3,4.7,1.6,Iris-versicolor</text:p>
      <text:p text:style-name="P1">4.9,2.4,3.3,1.0,Iris-versicolor</text:p>
      <text:p text:style-name="P1">6.6,2.9,4.6,1.3,Iris-versicolor</text:p>
      <text:p text:style-name="P1"><text:soft-page-break/>5.2,2.7,3.9,1.4,Iris-versicolor</text:p>
      <text:p text:style-name="P1">5.0,2.0,3.5,1.0,Iris-versicolor</text:p>
      <text:p text:style-name="P1">5.9,3.0,4.2,1.5,Iris-versicolor</text:p>
      <text:p text:style-name="P1">6.0,2.2,4.0,1.0,Iris-versicolor</text:p>
      <text:p text:style-name="P1">6.1,2.9,4.7,1.4,Iris-versicolor</text:p>
      <text:p text:style-name="P1">5.6,2.9,3.6,1.3,Iris-versicolor</text:p>
      <text:p text:style-name="P1">6.7,3.1,4.4,1.4,Iris-versicolor</text:p>
      <text:p text:style-name="P1">5.6,3.0,4.5,1.5,Iris-versicolor</text:p>
      <text:p text:style-name="P1">5.8,2.7,4.1,1.0,Iris-versicolor</text:p>
      <text:p text:style-name="P1">6.2,2.2,4.5,1.5,Iris-versicolor</text:p>
      <text:p text:style-name="P1">5.6,2.5,3.9,1.1,Iris-versicolor</text:p>
      <text:p text:style-name="P1">5.9,3.2,4.8,1.8,Iris-versicolor</text:p>
      <text:p text:style-name="P1">6.1,2.8,4.0,1.3,Iris-versicolor</text:p>
      <text:p text:style-name="P1">6.3,2.5,4.9,1.5,Iris-versicolor</text:p>
      <text:p text:style-name="P1">6.1,2.8,4.7,1.2,Iris-versicolor</text:p>
      <text:p text:style-name="P1">6.4,2.9,4.3,1.3,Iris-versicolor</text:p>
      <text:p text:style-name="P1">6.6,3.0,4.4,1.4,Iris-versicolor</text:p>
      <text:p text:style-name="P1">6.8,2.8,4.8,1.4,Iris-versicolor</text:p>
      <text:p text:style-name="P1">6.7,3.0,5.0,1.7,Iris-versicolor</text:p>
      <text:p text:style-name="P1">6.0,2.9,4.5,1.5,Iris-versicolor</text:p>
      <text:p text:style-name="P1">5.7,2.6,3.5,1.0,Iris-versicolor</text:p>
      <text:p text:style-name="P1">5.5,2.4,3.8,1.1,Iris-versicolor</text:p>
      <text:p text:style-name="P1">5.5,2.4,3.7,1.0,Iris-versicolor</text:p>
      <text:p text:style-name="P1">5.8,2.7,3.9,1.2,Iris-versicolor</text:p>
      <text:p text:style-name="P1">6.0,2.7,5.1,1.6,Iris-versicolor</text:p>
      <text:p text:style-name="P1">5.4,3.0,4.5,1.5,Iris-versicolor</text:p>
      <text:p text:style-name="P1">6.0,3.4,4.5,1.6,Iris-versicolor</text:p>
      <text:p text:style-name="P1">6.7,3.1,4.7,1.5,Iris-versicolor</text:p>
      <text:p text:style-name="P1">6.3,2.3,4.4,1.3,Iris-versicolor</text:p>
      <text:p text:style-name="P1">5.6,3.0,4.1,1.3,Iris-versicolor</text:p>
      <text:p text:style-name="P1">5.5,2.5,4.0,1.3,Iris-versicolor</text:p>
      <text:p text:style-name="P1">5.5,2.6,4.4,1.2,Iris-versicolor</text:p>
      <text:p text:style-name="P1">6.1,3.0,4.6,1.4,Iris-versicolor</text:p>
      <text:p text:style-name="P1">5.8,2.6,4.0,1.2,Iris-versicolor</text:p>
      <text:p text:style-name="P1">5.0,2.3,3.3,1.0,Iris-versicolor</text:p>
      <text:p text:style-name="P1">5.6,2.7,4.2,1.3,Iris-versicolor</text:p>
      <text:p text:style-name="P1">5.7,3.0,4.2,1.2,Iris-versicolor</text:p>
      <text:p text:style-name="P1">5.7,2.9,4.2,1.3,Iris-versicolor</text:p>
      <text:p text:style-name="P1">6.2,2.9,4.3,1.3,Iris-versicolor</text:p>
      <text:p text:style-name="P1">5.1,2.5,3.0,1.1,Iris-versicolor</text:p>
      <text:p text:style-name="P1">5.7,2.8,4.1,1.3,Iris-versicolor</text:p>
      <text:p text:style-name="P1">6.3,3.3,6.0,2.5,Iris-virginica</text:p>
      <text:p text:style-name="P1">5.8,2.7,5.1,1.9,Iris-virginica</text:p>
      <text:p text:style-name="P1">7.1,3.0,5.9,2.1,Iris-virginica</text:p>
      <text:p text:style-name="P1">6.3,2.9,5.6,1.8,Iris-virginica</text:p>
      <text:p text:style-name="P1">6.5,3.0,5.8,2.2,Iris-virginica</text:p>
      <text:p text:style-name="P1">7.6,3.0,6.6,2.1,Iris-virginica</text:p>
      <text:p text:style-name="P1">4.9,2.5,4.5,1.7,Iris-virginica</text:p>
      <text:p text:style-name="P1">7.3,2.9,6.3,1.8,Iris-virginica</text:p>
      <text:p text:style-name="P1">6.7,2.5,5.8,1.8,Iris-virginica</text:p>
      <text:p text:style-name="P1">7.2,3.6,6.1,2.5,Iris-virginica</text:p>
      <text:p text:style-name="P1">6.5,3.2,5.1,2.0,Iris-virginica</text:p>
      <text:p text:style-name="P1">6.4,2.7,5.3,1.9,Iris-virginica</text:p>
      <text:p text:style-name="P1">6.8,3.0,5.5,2.1,Iris-virginica</text:p>
      <text:p text:style-name="P1">5.7,2.5,5.0,2.0,Iris-virginica</text:p>
      <text:p text:style-name="P1">5.8,2.8,5.1,2.4,Iris-virginica</text:p>
      <text:p text:style-name="P1">6.4,3.2,5.3,2.3,Iris-virginica</text:p>
      <text:p text:style-name="P1">6.5,3.0,5.5,1.8,Iris-virginica</text:p>
      <text:p text:style-name="P1">7.7,3.8,6.7,2.2,Iris-virginica</text:p>
      <text:p text:style-name="P1"><text:soft-page-break/>7.7,2.6,6.9,2.3,Iris-virginica</text:p>
      <text:p text:style-name="P1">6.0,2.2,5.0,1.5,Iris-virginica</text:p>
      <text:p text:style-name="P1">6.9,3.2,5.7,2.3,Iris-virginica</text:p>
      <text:p text:style-name="P1">5.6,2.8,4.9,2.0,Iris-virginica</text:p>
      <text:p text:style-name="P1">7.7,2.8,6.7,2.0,Iris-virginica</text:p>
      <text:p text:style-name="P1">6.3,2.7,4.9,1.8,Iris-virginica</text:p>
      <text:p text:style-name="P1">6.7,3.3,5.7,2.1,Iris-virginica</text:p>
      <text:p text:style-name="P1">7.2,3.2,6.0,1.8,Iris-virginica</text:p>
      <text:p text:style-name="P1">6.2,2.8,4.8,1.8,Iris-virginica</text:p>
      <text:p text:style-name="P1">6.1,3.0,4.9,1.8,Iris-virginica</text:p>
      <text:p text:style-name="P1">6.4,2.8,5.6,2.1,Iris-virginica</text:p>
      <text:p text:style-name="P1">7.2,3.0,5.8,1.6,Iris-virginica</text:p>
      <text:p text:style-name="P1">7.4,2.8,6.1,1.9,Iris-virginica</text:p>
      <text:p text:style-name="P1">7.9,3.8,6.4,2.0,Iris-virginica</text:p>
      <text:p text:style-name="P1">6.4,2.8,5.6,2.2,Iris-virginica</text:p>
      <text:p text:style-name="P1">6.3,2.8,5.1,1.5,Iris-virginica</text:p>
      <text:p text:style-name="P1">6.1,2.6,5.6,1.4,Iris-virginica</text:p>
      <text:p text:style-name="P1">7.7,3.0,6.1,2.3,Iris-virginica</text:p>
      <text:p text:style-name="P1">6.3,3.4,5.6,2.4,Iris-virginica</text:p>
      <text:p text:style-name="P1">6.4,3.1,5.5,1.8,Iris-virginica</text:p>
      <text:p text:style-name="P1">6.0,3.0,4.8,1.8,Iris-virginica</text:p>
      <text:p text:style-name="P1">6.9,3.1,5.4,2.1,Iris-virginica</text:p>
      <text:p text:style-name="P1">6.7,3.1,5.6,2.4,Iris-virginica</text:p>
      <text:p text:style-name="P1">6.9,3.1,5.1,2.3,Iris-virginica</text:p>
      <text:p text:style-name="P1">5.8,2.7,5.1,1.9,Iris-virginica</text:p>
      <text:p text:style-name="P1">6.8,3.2,5.9,2.3,Iris-virginica</text:p>
      <text:p text:style-name="P1">6.7,3.3,5.7,2.5,Iris-virginica</text:p>
      <text:p text:style-name="P1">6.7,3.0,5.2,2.3,Iris-virginica</text:p>
      <text:p text:style-name="P1">6.3,2.5,5.0,1.9,Iris-virginica</text:p>
      <text:p text:style-name="P1">6.5,3.0,5.2,2.0,Iris-virginica</text:p>
      <text:p text:style-name="P1">6.2,3.4,5.4,2.3,Iris-virginica</text:p>
      <text:p text:style-name="P3">5.9,3.0,5.1,1.8,Iris-virginica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1:34:11.799501923</meta:creation-date>
    <dc:date>2018-05-30T11:35:13.255418117</dc:date>
    <meta:editing-duration>PT1M2S</meta:editing-duration>
    <meta:editing-cycles>1</meta:editing-cycles>
    <meta:document-statistic meta:table-count="0" meta:image-count="0" meta:object-count="0" meta:page-count="3" meta:paragraph-count="151" meta:word-count="150" meta:character-count="4401" meta:non-whitespace-character-count="4400"/>
    <meta:generator>LibreOffice/5.1.2.2$Linux_X86_64 LibreOffice_project/10m0$Build-2</meta:generator>
  </office:meta>
</office:document-meta>
</file>